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Servlet.getScript( HttpServletRequest re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llyServlet.runScript( URL script , JellyContext context , HttpServletRequest req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llyServlet.error( HttpServletRequest request , HttpServletResponse response , Exception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ellyServlet.doRequest( HttpServletRequest req , HttpServlet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llyServlet.createContext( HttpServletRequest req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